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42.8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ueba_jair" table:style-name="ta1">
        <table:shapes>
          <draw:frame draw:z-index="0" draw:style-name="gr1" draw:text-style-name="P1" svg:width="159.99mm" svg:height="90.04mm" svg:x="216.53mm" svg:y="138.12mm">
            <draw:object draw:notify-on-update-of-ranges="prueba_jair.C44:prueba_jair.C57 prueba_jair.E44:prueba_jair.E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90.05mm" svg:x="225.86mm" svg:y="229.76mm">
            <draw:object draw:notify-on-update-of-ranges="prueba_jair.C44:prueba_jair.C57 prueba_jair.F44:prueba_jair.F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mm" svg:height="90.05mm" svg:x="90.56mm" svg:y="456.33mm">
            <draw:object draw:notify-on-update-of-ranges="prueba_jair.C86:prueba_jair.C99 prueba_jair.E86:prueba_jair.E9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mm" svg:height="90.04mm" svg:x="205mm" svg:y="340.52mm">
            <draw:object draw:notify-on-update-of-ranges="prueba_jair.C86:prueba_jair.C99 prueba_jair.F86:prueba_jair.F9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amano</text:p>
          </table:table-cell>
          <table:table-cell office:value-type="string" calcext:value-type="string">
            <text:p>Num. Vectores</text:p>
          </table:table-cell>
          <table:table-cell office:value-type="string" calcext:value-type="string">
            <text:p>Umbral insercion</text:p>
          </table:table-cell>
          <table:table-cell office:value-type="string" calcext:value-type="string">
            <text:p>Tiempo medio (ms)</text:p>
          </table:table-cell>
          <table:table-cell office:value-type="string" calcext:value-type="string">
            <text:p>Num medio comparaciones</text:p>
          </table:table-cell>
          <table:table-cell office:value-type="string" calcext:value-type="string">
            <text:p>Num medio asignacion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63" calcext:value-type="float">
            <text:p>11863</text:p>
          </table:table-cell>
          <table:table-cell office:value-type="float" office:value="10306" calcext:value-type="float">
            <text:p>1030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283" calcext:value-type="float">
            <text:p>11283</text:p>
          </table:table-cell>
          <table:table-cell office:value-type="float" office:value="9611" calcext:value-type="float">
            <text:p>961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852" calcext:value-type="float">
            <text:p>10852</text:p>
          </table:table-cell>
          <table:table-cell office:value-type="float" office:value="9255" calcext:value-type="float">
            <text:p>925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617" calcext:value-type="float">
            <text:p>10617</text:p>
          </table:table-cell>
          <table:table-cell office:value-type="float" office:value="9074" calcext:value-type="float">
            <text:p>907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76" calcext:value-type="float">
            <text:p>10476</text:p>
          </table:table-cell>
          <table:table-cell office:value-type="float" office:value="8997" calcext:value-type="float">
            <text:p>899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402" calcext:value-type="float">
            <text:p>10402</text:p>
          </table:table-cell>
          <table:table-cell office:value-type="float" office:value="8990" calcext:value-type="float">
            <text:p>899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364" calcext:value-type="float">
            <text:p>10364</text:p>
          </table:table-cell>
          <table:table-cell office:value-type="float" office:value="9020" calcext:value-type="float">
            <text:p>902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370" calcext:value-type="float">
            <text:p>10370</text:p>
          </table:table-cell>
          <table:table-cell office:value-type="float" office:value="9086" calcext:value-type="float">
            <text:p>908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395" calcext:value-type="float">
            <text:p>10395</text:p>
          </table:table-cell>
          <table:table-cell office:value-type="float" office:value="9175" calcext:value-type="float">
            <text:p>917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463" calcext:value-type="float">
            <text:p>10463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536" calcext:value-type="float">
            <text:p>10536</text:p>
          </table:table-cell>
          <table:table-cell office:value-type="float" office:value="9395" calcext:value-type="float">
            <text:p>939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637" calcext:value-type="float">
            <text:p>10637</text:p>
          </table:table-cell>
          <table:table-cell office:value-type="float" office:value="9533" calcext:value-type="float">
            <text:p>9533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715" calcext:value-type="float">
            <text:p>10715</text:p>
          </table:table-cell>
          <table:table-cell office:value-type="float" office:value="9681" calcext:value-type="float">
            <text:p>968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830" calcext:value-type="float">
            <text:p>10830</text:p>
          </table:table-cell>
          <table:table-cell office:value-type="float" office:value="9838" calcext:value-type="float">
            <text:p>98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8148" calcext:value-type="float">
            <text:p>158148</text:p>
          </table:table-cell>
          <table:table-cell office:value-type="float" office:value="126800" calcext:value-type="float">
            <text:p>1268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2286" calcext:value-type="float">
            <text:p>152286</text:p>
          </table:table-cell>
          <table:table-cell office:value-type="float" office:value="119831" calcext:value-type="float">
            <text:p>1198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8234" calcext:value-type="float">
            <text:p>148234</text:p>
          </table:table-cell>
          <table:table-cell office:value-type="float" office:value="116229" calcext:value-type="float">
            <text:p>11622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5673" calcext:value-type="float">
            <text:p>145673</text:p>
          </table:table-cell>
          <table:table-cell office:value-type="float" office:value="114456" calcext:value-type="float">
            <text:p>11445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4382" calcext:value-type="float">
            <text:p>144382</text:p>
          </table:table-cell>
          <table:table-cell office:value-type="float" office:value="113680" calcext:value-type="float">
            <text:p>11368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451" calcext:value-type="float">
            <text:p>143451</text:p>
          </table:table-cell>
          <table:table-cell office:value-type="float" office:value="113594" calcext:value-type="float">
            <text:p>1135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3060" calcext:value-type="float">
            <text:p>143060</text:p>
          </table:table-cell>
          <table:table-cell office:value-type="float" office:value="113938" calcext:value-type="float">
            <text:p>11393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3265" calcext:value-type="float">
            <text:p>143265</text:p>
          </table:table-cell>
          <table:table-cell office:value-type="float" office:value="114569" calcext:value-type="float">
            <text:p>1145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3586" calcext:value-type="float">
            <text:p>143586</text:p>
          </table:table-cell>
          <table:table-cell office:value-type="float" office:value="115444" calcext:value-type="float">
            <text:p>11544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4338" calcext:value-type="float">
            <text:p>144338</text:p>
          </table:table-cell>
          <table:table-cell office:value-type="float" office:value="116508" calcext:value-type="float">
            <text:p>11650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44848" calcext:value-type="float">
            <text:p>144848</text:p>
          </table:table-cell>
          <table:table-cell office:value-type="float" office:value="117748" calcext:value-type="float">
            <text:p>11774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45673" calcext:value-type="float">
            <text:p>145673</text:p>
          </table:table-cell>
          <table:table-cell office:value-type="float" office:value="119102" calcext:value-type="float">
            <text:p>1191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46556" calcext:value-type="float">
            <text:p>146556</text:p>
          </table:table-cell>
          <table:table-cell office:value-type="float" office:value="120521" calcext:value-type="float">
            <text:p>12052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47781" calcext:value-type="float">
            <text:p>147781</text:p>
          </table:table-cell>
          <table:table-cell office:value-type="float" office:value="122048" calcext:value-type="float">
            <text:p>1220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977087" calcext:value-type="float">
            <text:p>1977087</text:p>
          </table:table-cell>
          <table:table-cell office:value-type="float" office:value="1504632" calcext:value-type="float">
            <text:p>150463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1916855" calcext:value-type="float">
            <text:p>1916855</text:p>
          </table:table-cell>
          <table:table-cell office:value-type="float" office:value="1435353" calcext:value-type="float">
            <text:p>143535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876119" calcext:value-type="float">
            <text:p>1876119</text:p>
          </table:table-cell>
          <table:table-cell office:value-type="float" office:value="1399429" calcext:value-type="float">
            <text:p>139942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1851532" calcext:value-type="float">
            <text:p>1851532</text:p>
          </table:table-cell>
          <table:table-cell office:value-type="float" office:value="1381348" calcext:value-type="float">
            <text:p>138134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836889" calcext:value-type="float">
            <text:p>1836889</text:p>
          </table:table-cell>
          <table:table-cell office:value-type="float" office:value="1373973" calcext:value-type="float">
            <text:p>137397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829147" calcext:value-type="float">
            <text:p>1829147</text:p>
          </table:table-cell>
          <table:table-cell office:value-type="float" office:value="1372639" calcext:value-type="float">
            <text:p>137263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827383" calcext:value-type="float">
            <text:p>1827383</text:p>
          </table:table-cell>
          <table:table-cell office:value-type="float" office:value="1375976" calcext:value-type="float">
            <text:p>1375976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1827944" calcext:value-type="float">
            <text:p>1827944</text:p>
          </table:table-cell>
          <table:table-cell office:value-type="float" office:value="1382457" calcext:value-type="float">
            <text:p>138245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832515" calcext:value-type="float">
            <text:p>1832515</text:p>
          </table:table-cell>
          <table:table-cell office:value-type="float" office:value="1391028" calcext:value-type="float">
            <text:p>139102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835574" calcext:value-type="float">
            <text:p>1835574</text:p>
          </table:table-cell>
          <table:table-cell office:value-type="float" office:value="1402320" calcext:value-type="float">
            <text:p>140232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844310" calcext:value-type="float">
            <text:p>1844310</text:p>
          </table:table-cell>
          <table:table-cell office:value-type="float" office:value="1414090" calcext:value-type="float">
            <text:p>141409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853303" calcext:value-type="float">
            <text:p>1853303</text:p>
          </table:table-cell>
          <table:table-cell office:value-type="float" office:value="1427454" calcext:value-type="float">
            <text:p>14274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864095" calcext:value-type="float">
            <text:p>1864095</text:p>
          </table:table-cell>
          <table:table-cell office:value-type="float" office:value="1441885" calcext:value-type="float">
            <text:p>144188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1871946" calcext:value-type="float">
            <text:p>1871946</text:p>
          </table:table-cell>
          <table:table-cell office:value-type="float" office:value="1457491" calcext:value-type="float">
            <text:p>145749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23712897" calcext:value-type="float">
            <text:p>23712897</text:p>
          </table:table-cell>
          <table:table-cell office:value-type="float" office:value="17416214" calcext:value-type="float">
            <text:p>1741621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3091233" calcext:value-type="float">
            <text:p>23091233</text:p>
          </table:table-cell>
          <table:table-cell office:value-type="float" office:value="16724348" calcext:value-type="float">
            <text:p>1672434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738" calcext:value-type="float">
            <text:p>738</text:p>
          </table:table-cell>
          <table:table-cell office:value-type="float" office:value="22717246" calcext:value-type="float">
            <text:p>22717246</text:p>
          </table:table-cell>
          <table:table-cell office:value-type="float" office:value="16359432" calcext:value-type="float">
            <text:p>163594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704" calcext:value-type="float">
            <text:p>704</text:p>
          </table:table-cell>
          <table:table-cell office:value-type="float" office:value="22468377" calcext:value-type="float">
            <text:p>22468377</text:p>
          </table:table-cell>
          <table:table-cell office:value-type="float" office:value="16181185" calcext:value-type="float">
            <text:p>1618118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74" calcext:value-type="float">
            <text:p>674</text:p>
          </table:table-cell>
          <table:table-cell office:value-type="float" office:value="22327245" calcext:value-type="float">
            <text:p>22327245</text:p>
          </table:table-cell>
          <table:table-cell office:value-type="float" office:value="16104879" calcext:value-type="float">
            <text:p>1610487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57" calcext:value-type="float">
            <text:p>657</text:p>
          </table:table-cell>
          <table:table-cell office:value-type="float" office:value="22247073" calcext:value-type="float">
            <text:p>22247073</text:p>
          </table:table-cell>
          <table:table-cell office:value-type="float" office:value="16094620" calcext:value-type="float">
            <text:p>1609462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76" calcext:value-type="float">
            <text:p>576</text:p>
          </table:table-cell>
          <table:table-cell office:value-type="float" office:value="22222301" calcext:value-type="float">
            <text:p>22222301</text:p>
          </table:table-cell>
          <table:table-cell office:value-type="float" office:value="16127600" calcext:value-type="float">
            <text:p>1612760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628" calcext:value-type="float">
            <text:p>628</text:p>
          </table:table-cell>
          <table:table-cell office:value-type="float" office:value="22232689" calcext:value-type="float">
            <text:p>22232689</text:p>
          </table:table-cell>
          <table:table-cell office:value-type="float" office:value="16190744" calcext:value-type="float">
            <text:p>1619074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621" calcext:value-type="float">
            <text:p>621</text:p>
          </table:table-cell>
          <table:table-cell office:value-type="float" office:value="22251522" calcext:value-type="float">
            <text:p>22251522</text:p>
          </table:table-cell>
          <table:table-cell office:value-type="float" office:value="16284076" calcext:value-type="float">
            <text:p>1628407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552" calcext:value-type="float">
            <text:p>552</text:p>
          </table:table-cell>
          <table:table-cell office:value-type="float" office:value="22312471" calcext:value-type="float">
            <text:p>22312471</text:p>
          </table:table-cell>
          <table:table-cell office:value-type="float" office:value="16388604" calcext:value-type="float">
            <text:p>1638860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99" calcext:value-type="float">
            <text:p>599</text:p>
          </table:table-cell>
          <table:table-cell office:value-type="float" office:value="22362581" calcext:value-type="float">
            <text:p>22362581</text:p>
          </table:table-cell>
          <table:table-cell office:value-type="float" office:value="16512743" calcext:value-type="float">
            <text:p>1651274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543" calcext:value-type="float">
            <text:p>543</text:p>
          </table:table-cell>
          <table:table-cell office:value-type="float" office:value="22449083" calcext:value-type="float">
            <text:p>22449083</text:p>
          </table:table-cell>
          <table:table-cell office:value-type="float" office:value="16647708" calcext:value-type="float">
            <text:p>16647708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589" calcext:value-type="float">
            <text:p>589</text:p>
          </table:table-cell>
          <table:table-cell office:value-type="float" office:value="22562151" calcext:value-type="float">
            <text:p>22562151</text:p>
          </table:table-cell>
          <table:table-cell office:value-type="float" office:value="16789629" calcext:value-type="float">
            <text:p>16789629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581" calcext:value-type="float">
            <text:p>581</text:p>
          </table:table-cell>
          <table:table-cell office:value-type="float" office:value="22690600" calcext:value-type="float">
            <text:p>22690600</text:p>
          </table:table-cell>
          <table:table-cell office:value-type="float" office:value="16939408" calcext:value-type="float">
            <text:p>1693940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687" calcext:value-type="float">
            <text:p>8687</text:p>
          </table:table-cell>
          <table:table-cell office:value-type="float" office:value="276648866" calcext:value-type="float">
            <text:p>276648866</text:p>
          </table:table-cell>
          <table:table-cell office:value-type="float" office:value="197833038" calcext:value-type="float">
            <text:p>19783303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9583" calcext:value-type="float">
            <text:p>9583</text:p>
          </table:table-cell>
          <table:table-cell office:value-type="float" office:value="270554647" calcext:value-type="float">
            <text:p>270554647</text:p>
          </table:table-cell>
          <table:table-cell office:value-type="float" office:value="190909178" calcext:value-type="float">
            <text:p>190909178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011" calcext:value-type="float">
            <text:p>8011</text:p>
          </table:table-cell>
          <table:table-cell office:value-type="float" office:value="266859262" calcext:value-type="float">
            <text:p>266859262</text:p>
          </table:table-cell>
          <table:table-cell office:value-type="float" office:value="187257367" calcext:value-type="float">
            <text:p>18725736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862" calcext:value-type="float">
            <text:p>6862</text:p>
          </table:table-cell>
          <table:table-cell office:value-type="float" office:value="264285813" calcext:value-type="float">
            <text:p>264285813</text:p>
          </table:table-cell>
          <table:table-cell office:value-type="float" office:value="185478063" calcext:value-type="float">
            <text:p>18547806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6802" calcext:value-type="float">
            <text:p>6802</text:p>
          </table:table-cell>
          <table:table-cell office:value-type="float" office:value="262566920" calcext:value-type="float">
            <text:p>262566920</text:p>
          </table:table-cell>
          <table:table-cell office:value-type="float" office:value="184771209" calcext:value-type="float">
            <text:p>184771209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6516" calcext:value-type="float">
            <text:p>6516</text:p>
          </table:table-cell>
          <table:table-cell office:value-type="float" office:value="261804359" calcext:value-type="float">
            <text:p>261804359</text:p>
          </table:table-cell>
          <table:table-cell office:value-type="float" office:value="184647760" calcext:value-type="float">
            <text:p>18464776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6340" calcext:value-type="float">
            <text:p>6340</text:p>
          </table:table-cell>
          <table:table-cell office:value-type="float" office:value="261475875" calcext:value-type="float">
            <text:p>261475875</text:p>
          </table:table-cell>
          <table:table-cell office:value-type="float" office:value="184986447" calcext:value-type="float">
            <text:p>18498644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6272" calcext:value-type="float">
            <text:p>6272</text:p>
          </table:table-cell>
          <table:table-cell office:value-type="float" office:value="261641176" calcext:value-type="float">
            <text:p>261641176</text:p>
          </table:table-cell>
          <table:table-cell office:value-type="float" office:value="185626842" calcext:value-type="float">
            <text:p>18562684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6153" calcext:value-type="float">
            <text:p>6153</text:p>
          </table:table-cell>
          <table:table-cell office:value-type="float" office:value="262014124" calcext:value-type="float">
            <text:p>262014124</text:p>
          </table:table-cell>
          <table:table-cell office:value-type="float" office:value="186500825" calcext:value-type="float">
            <text:p>18650082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8" calcext:value-type="float">
            <text:p>18</text:p>
          </table:table-cell>
          <table:table-cell office:value-type="float" office:value="6242" calcext:value-type="float">
            <text:p>6242</text:p>
          </table:table-cell>
          <table:table-cell office:value-type="float" office:value="262562177" calcext:value-type="float">
            <text:p>262562177</text:p>
          </table:table-cell>
          <table:table-cell office:value-type="float" office:value="187574412" calcext:value-type="float">
            <text:p>187574412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6196" calcext:value-type="float">
            <text:p>6196</text:p>
          </table:table-cell>
          <table:table-cell office:value-type="float" office:value="263450556" calcext:value-type="float">
            <text:p>263450556</text:p>
          </table:table-cell>
          <table:table-cell office:value-type="float" office:value="188772530" calcext:value-type="float">
            <text:p>188772530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 office:value-type="float" office:value="6175" calcext:value-type="float">
            <text:p>6175</text:p>
          </table:table-cell>
          <table:table-cell office:value-type="float" office:value="264355025" calcext:value-type="float">
            <text:p>264355025</text:p>
          </table:table-cell>
          <table:table-cell office:value-type="float" office:value="190112501" calcext:value-type="float">
            <text:p>19011250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office:value-type="float" office:value="5944" calcext:value-type="float">
            <text:p>5944</text:p>
          </table:table-cell>
          <table:table-cell office:value-type="float" office:value="265278282" calcext:value-type="float">
            <text:p>265278282</text:p>
          </table:table-cell>
          <table:table-cell office:value-type="float" office:value="191563227" calcext:value-type="float">
            <text:p>19156322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6" calcext:value-type="float">
            <text:p>26</text:p>
          </table:table-cell>
          <table:table-cell office:value-type="float" office:value="6081" calcext:value-type="float">
            <text:p>6081</text:p>
          </table:table-cell>
          <table:table-cell office:value-type="float" office:value="266320811" calcext:value-type="float">
            <text:p>266320811</text:p>
          </table:table-cell>
          <table:table-cell office:value-type="float" office:value="193083888" calcext:value-type="float">
            <text:p>1930838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6T11:13:31.913018498</dc:date>
    <meta:editing-duration>PT3M51S</meta:editing-duration>
    <meta:editing-cycles>1</meta:editing-cycles>
    <meta:document-statistic meta:table-count="1" meta:cell-count="594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5.522cm" svg:y="0.316cm" chart:style-name="ch2">
          <text:p>10.000 | Comparaciones</text:p>
        </chart:title>
        <chart:plot-area chart:style-name="ch3" table:cell-range-address="prueba_jair.C44:prueba_jair.C57 prueba_jair.E44:prueba_jair.E57" chart:data-source-has-labels="column" svg:x="1.331cm" svg:y="1.275cm" svg:width="14.349cm" svg:height="6.569cm">
          <chartooo:coordinate-region svg:x="2.693cm" svg:y="1.474cm" svg:width="12.987cm" svg:height="5.723cm"/>
          <chart:axis chart:dimension="x" chart:name="primary-x" chart:style-name="ch4" chartooo:axis-type="auto">
            <chartooo:date-scale/>
            <chart:title svg:x="6.993cm" svg:y="8.024cm" chart:style-name="ch5">
              <text:p>Umbral de inserción</text:p>
            </chart:title>
            <chart:categories table:cell-range-address="prueba_jair.C44:prueba_jair.C57"/>
          </chart:axis>
          <chart:axis chart:dimension="y" chart:name="primary-y" chart:style-name="ch6">
            <chart:title svg:x="0.451cm" svg:y="5.767cm" chart:style-name="ch7">
              <text:p>Comparaciones</text:p>
            </chart:title>
            <chart:grid chart:style-name="ch8" chart:class="major"/>
          </chart:axis>
          <chart:series chart:style-name="ch9" chart:values-cell-range-address="prueba_jair.E44:prueba_jair.E57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ueba_jair.C44:prueba_jair.C57</svg:desc>
                </draw:g>
              </table:table-cell>
              <table:table-cell office:value-type="float" office:value="158148">
                <text:p>158148</text:p>
                <draw:g>
                  <svg:desc>prueba_jair.E44:prueba_jair.E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2286">
                <text:p>15228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8234">
                <text:p>1482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5673">
                <text:p>1456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4382">
                <text:p>1443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3451">
                <text:p>1434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3060">
                <text:p>14306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3265">
                <text:p>1432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3586">
                <text:p>1435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4338">
                <text:p>14433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848">
                <text:p>1448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5673">
                <text:p>14567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46556">
                <text:p>1465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47781">
                <text:p>147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5.747cm" svg:y="0.316cm" chart:style-name="ch2">
          <text:p>10.000 | Asignaciones</text:p>
        </chart:title>
        <chart:plot-area chart:style-name="ch3" table:cell-range-address="prueba_jair.C44:prueba_jair.C57 prueba_jair.F44:prueba_jair.F57" chart:data-source-has-labels="column" svg:x="1.331cm" svg:y="1.275cm" svg:width="14.349cm" svg:height="6.57cm">
          <chartooo:coordinate-region svg:x="2.693cm" svg:y="1.474cm" svg:width="12.987cm" svg:height="5.724cm"/>
          <chart:axis chart:dimension="x" chart:name="primary-x" chart:style-name="ch4" chartooo:axis-type="auto">
            <chartooo:date-scale/>
            <chart:title svg:x="6.993cm" svg:y="8.025cm" chart:style-name="ch5">
              <text:p>Umbral de inserción</text:p>
            </chart:title>
            <chart:categories table:cell-range-address="prueba_jair.C44:prueba_jair.C57"/>
          </chart:axis>
          <chart:axis chart:dimension="y" chart:name="primary-y" chart:style-name="ch6">
            <chart:title svg:x="0.451cm" svg:y="5.596cm" chart:style-name="ch7">
              <text:p>Asignaciones</text:p>
            </chart:title>
            <chart:grid chart:style-name="ch8" chart:class="major"/>
          </chart:axis>
          <chart:series chart:style-name="ch9" chart:values-cell-range-address="prueba_jair.F44:prueba_jair.F57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ueba_jair.C44:prueba_jair.C57</svg:desc>
                </draw:g>
              </table:table-cell>
              <table:table-cell office:value-type="float" office:value="126800">
                <text:p>126800</text:p>
                <draw:g>
                  <svg:desc>prueba_jair.F44:prueba_jair.F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9831">
                <text:p>1198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6229">
                <text:p>11622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4456">
                <text:p>1144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13680">
                <text:p>1136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3594">
                <text:p>1135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3938">
                <text:p>1139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4569">
                <text:p>1145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5444">
                <text:p>1154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6508">
                <text:p>11650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7748">
                <text:p>1177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9102">
                <text:p>1191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0521">
                <text:p>1205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2048">
                <text:p>122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title svg:x="5.694cm" svg:y="0.316cm" chart:style-name="ch2">
          <text:p>10M | Comparaciones </text:p>
        </chart:title>
        <chart:plot-area chart:style-name="ch3" table:cell-range-address="prueba_jair.C86:prueba_jair.C99 prueba_jair.E86:prueba_jair.E99" chart:data-source-has-labels="column" svg:x="1.331cm" svg:y="1.275cm" svg:width="14.35cm" svg:height="6.57cm">
          <chartooo:coordinate-region svg:x="3.249cm" svg:y="1.474cm" svg:width="12.432cm" svg:height="5.724cm"/>
          <chart:axis chart:dimension="x" chart:name="primary-x" chart:style-name="ch4" chartooo:axis-type="auto">
            <chartooo:date-scale/>
            <chart:title svg:x="6.994cm" svg:y="8.025cm" chart:style-name="ch5">
              <text:p>Umbral de inserción</text:p>
            </chart:title>
            <chart:categories table:cell-range-address="prueba_jair.C86:prueba_jair.C99"/>
          </chart:axis>
          <chart:axis chart:dimension="y" chart:name="primary-y" chart:style-name="ch6">
            <chart:title svg:x="0.451cm" svg:y="5.768cm" chart:style-name="ch7">
              <text:p>Comparaciones</text:p>
            </chart:title>
            <chart:grid chart:style-name="ch8" chart:class="major"/>
          </chart:axis>
          <chart:series chart:style-name="ch9" chart:values-cell-range-address="prueba_jair.E86:prueba_jair.E99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ueba_jair.C86:prueba_jair.C99</svg:desc>
                </draw:g>
              </table:table-cell>
              <table:table-cell office:value-type="float" office:value="276648866">
                <text:p>276648866</text:p>
                <draw:g>
                  <svg:desc>prueba_jair.E86:prueba_jair.E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0554647">
                <text:p>2705546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859262">
                <text:p>26685926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64285813">
                <text:p>2642858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2566920">
                <text:p>2625669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1804359">
                <text:p>2618043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61475875">
                <text:p>2614758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1641176">
                <text:p>2616411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2014124">
                <text:p>2620141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562177">
                <text:p>26256217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3450556">
                <text:p>26345055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4355025">
                <text:p>26435502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65278282">
                <text:p>2652782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20811">
                <text:p>2663208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ed1c2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5.985cm" svg:y="0.316cm" chart:style-name="ch2">
          <text:p>10M | Asignaciones</text:p>
        </chart:title>
        <chart:plot-area chart:style-name="ch3" table:cell-range-address="prueba_jair.C86:prueba_jair.C99 prueba_jair.F86:prueba_jair.F99" chart:data-source-has-labels="column" svg:x="1.331cm" svg:y="1.275cm" svg:width="14.35cm" svg:height="6.569cm">
          <chartooo:coordinate-region svg:x="3.249cm" svg:y="1.474cm" svg:width="12.432cm" svg:height="5.723cm"/>
          <chart:axis chart:dimension="x" chart:name="primary-x" chart:style-name="ch4" chartooo:axis-type="auto">
            <chartooo:date-scale/>
            <chart:title svg:x="6.994cm" svg:y="8.024cm" chart:style-name="ch5">
              <text:p>Umbral de inserción</text:p>
            </chart:title>
            <chart:categories table:cell-range-address="prueba_jair.C86:prueba_jair.C99"/>
          </chart:axis>
          <chart:axis chart:dimension="y" chart:name="primary-y" chart:style-name="ch6">
            <chart:title svg:x="0.451cm" svg:y="5.595cm" chart:style-name="ch7">
              <text:p>Asignaciones</text:p>
            </chart:title>
            <chart:grid chart:style-name="ch8" chart:class="major"/>
          </chart:axis>
          <chart:series chart:style-name="ch9" chart:values-cell-range-address="prueba_jair.F86:prueba_jair.F99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rueba_jair.C86:prueba_jair.C99</svg:desc>
                </draw:g>
              </table:table-cell>
              <table:table-cell office:value-type="float" office:value="197833038">
                <text:p>197833038</text:p>
                <draw:g>
                  <svg:desc>prueba_jair.F86:prueba_jair.F9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0909178">
                <text:p>1909091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7257367">
                <text:p>1872573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85478063">
                <text:p>1854780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4771209">
                <text:p>1847712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4647760">
                <text:p>1846477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4986447">
                <text:p>184986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5626842">
                <text:p>1856268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6500825">
                <text:p>18650082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7574412">
                <text:p>1875744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772530">
                <text:p>18877253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90112501">
                <text:p>19011250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1563227">
                <text:p>19156322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93083888">
                <text:p>1930838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